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4EA00000275953269231B0B4A0F.png" manifest:media-type="image/png"/>
  <manifest:file-entry manifest:full-path="Pictures/10000201000004EA0000027545952823DA647837.png" manifest:media-type="image/png"/>
  <manifest:file-entry manifest:full-path="Pictures/10000201000004EA000004EACCE97A835535D663.png" manifest:media-type="image/png"/>
  <manifest:file-entry manifest:full-path="Pictures/10000201000004EA000004EA9579481D3E45EAD6.png" manifest:media-type="image/png"/>
  <manifest:file-entry manifest:full-path="Pictures/10000201000004EA000004EADA78ADBAED83291A.png" manifest:media-type="image/png"/>
  <manifest:file-entry manifest:full-path="Pictures/10000201000004EA000004EAD6B743F8BEF8D5B2.png" manifest:media-type="image/png"/>
  <manifest:file-entry manifest:full-path="Pictures/10000201000004EA000004EAB2150DEA547D66DB.png" manifest:media-type="image/png"/>
  <manifest:file-entry manifest:full-path="Pictures/10000201000004EA000004EA2DB6FB2E6C78320A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stroke-linejoin="roun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1.147cm"/>
    </style:style>
    <style:style style:name="gr4" style:family="graphic" style:parent-style-name="standard">
      <style:graphic-properties draw:stroke="none" svg:stroke-color="#000000" draw:fill="none" draw:fill-color="#ffffff" fo:min-height="1.407cm"/>
    </style:style>
    <style:style style:name="gr5" style:family="graphic" style:parent-style-name="standard">
      <style:graphic-properties draw:stroke="none" svg:stroke-color="#000000" draw:fill="none" draw:fill-color="#ffffff" fo:min-height="0.704cm"/>
    </style:style>
    <style:style style:name="gr6" style:family="graphic" style:parent-style-name="standard">
      <style:graphic-properties draw:stroke="none" svg:stroke-color="#000000" draw:fill="none" draw:fill-color="#ffffff" fo:min-height="0.739cm"/>
    </style:style>
    <style:style style:name="gr7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svg:stroke-color="#0606f9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width="0.035cm" draw:stroke-linejoin="miter" draw:fill="solid" draw:fill-color="#ffffff"/>
    </style:style>
    <style:style style:name="gr11" style:family="graphic" style:parent-style-name="standard">
      <style:graphic-properties draw:stroke="none" svg:stroke-width="0.035cm" draw:stroke-linejoin="miter" draw:fill="solid" draw:fill-color="#000000"/>
    </style:style>
    <style:style style:name="gr12" style:family="graphic" style:parent-style-name="objectwithoutfill">
      <style:graphic-properties draw:stroke="dash" draw:stroke-dash="Dashed_20__28_var_29_" svg:stroke-width="0.053cm" svg:stroke-color="#0000fa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Times New Roman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solid" draw:fill-color="#000000"/>
    </style:style>
    <style:style style:name="T1" style:family="text">
      <style:text-properties style:font-name="Times New 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112cm" svg:height="7.112cm" svg:x="2.779cm" svg:y="4.997cm">
          <draw:image xlink:href="Pictures/10000201000004EA000004EA2DB6FB2E6C78320A.png" xlink:type="simple" xlink:show="embed" xlink:actuate="onLoad">
            <text:p/>
          </draw:image>
        </draw:frame>
        <draw:frame draw:style-name="gr2" draw:text-style-name="P1" draw:layer="layout" svg:width="7.112cm" svg:height="7.112cm" svg:x="11.925cm" svg:y="5.028cm">
          <draw:image xlink:href="Pictures/10000201000004EA000004EAB2150DEA547D66DB.png" xlink:type="simple" xlink:show="embed" xlink:actuate="onLoad">
            <text:p/>
          </draw:image>
        </draw:frame>
        <draw:frame draw:style-name="gr1" draw:text-style-name="P1" draw:layer="layout" svg:width="4.572cm" svg:height="4.572cm" svg:x="1.373cm" svg:y="14.34cm">
          <draw:image xlink:href="Pictures/10000201000004EA000004EAD6B743F8BEF8D5B2.png" xlink:type="simple" xlink:show="embed" xlink:actuate="onLoad">
            <text:p/>
          </draw:image>
        </draw:frame>
        <draw:frame draw:style-name="gr1" draw:text-style-name="P1" draw:layer="layout" svg:width="4.572cm" svg:height="4.572cm" svg:x="6.072cm" svg:y="14.34cm">
          <draw:image xlink:href="Pictures/10000201000004EA000004EADA78ADBAED83291A.png" xlink:type="simple" xlink:show="embed" xlink:actuate="onLoad">
            <text:p/>
          </draw:image>
        </draw:frame>
        <draw:frame draw:style-name="gr1" draw:text-style-name="P1" draw:layer="layout" svg:width="4.572cm" svg:height="4.572cm" svg:x="11.152cm" svg:y="14.34cm">
          <draw:image xlink:href="Pictures/10000201000004EA000004EA9579481D3E45EAD6.png" xlink:type="simple" xlink:show="embed" xlink:actuate="onLoad">
            <text:p/>
          </draw:image>
        </draw:frame>
        <draw:frame draw:style-name="gr1" draw:text-style-name="P1" draw:layer="layout" svg:width="4.572cm" svg:height="4.572cm" svg:x="15.851cm" svg:y="14.34cm">
          <draw:image xlink:href="Pictures/10000201000004EA000004EACCE97A835535D663.png" xlink:type="simple" xlink:show="embed" xlink:actuate="onLoad">
            <text:p/>
          </draw:image>
        </draw:frame>
        <draw:frame draw:style-name="gr1" draw:text-style-name="P1" draw:layer="layout" svg:width="7.112cm" svg:height="3.454cm" svg:x="2.77cm" svg:y="1.226cm">
          <draw:image xlink:href="Pictures/10000201000004EA0000027545952823DA647837.png" xlink:type="simple" xlink:show="embed" xlink:actuate="onLoad">
            <text:p/>
          </draw:image>
        </draw:frame>
        <draw:frame draw:style-name="gr3" draw:text-style-name="P2" draw:layer="layout" svg:width="1.397cm" svg:height="1.397cm" svg:x="1.5cm" svg:y="1.98cm">
          <draw:text-box>
            <text:p><text:span text:style-name="T1">(a)</text:span></text:p>
          </draw:text-box>
        </draw:frame>
        <draw:frame draw:style-name="gr4" draw:text-style-name="P2" draw:layer="layout" svg:width="1.397cm" svg:height="1.657cm" svg:x="10.652cm" svg:y="1.991cm">
          <draw:text-box>
            <text:p><text:span text:style-name="T1">(c)</text:span></text:p>
          </draw:text-box>
        </draw:frame>
        <draw:frame draw:style-name="gr4" draw:text-style-name="P2" draw:layer="layout" svg:width="1.397cm" svg:height="1.657cm" svg:x="10.652cm" svg:y="8.324cm">
          <draw:text-box>
            <text:p><text:span text:style-name="T1">(d)</text:span></text:p>
          </draw:text-box>
        </draw:frame>
        <draw:frame draw:style-name="gr4" draw:text-style-name="P2" draw:layer="layout" svg:width="1.397cm" svg:height="1.657cm" svg:x="1.5cm" svg:y="8.33cm">
          <draw:text-box>
            <text:p><text:span text:style-name="T1">(b)</text:span></text:p>
          </draw:text-box>
        </draw:frame>
        <draw:frame draw:style-name="gr5" draw:text-style-name="P2" draw:layer="layout" svg:width="1.397cm" svg:height="0.954cm" svg:x="3.232cm" svg:y="18.803cm">
          <draw:text-box>
            <text:p><text:span text:style-name="T1">(e)</text:span></text:p>
          </draw:text-box>
        </draw:frame>
        <draw:frame draw:style-name="gr5" draw:text-style-name="P2" draw:layer="layout" svg:width="1.397cm" svg:height="0.954cm" svg:x="7.877cm" svg:y="18.797cm">
          <draw:text-box>
            <text:p><text:span text:style-name="T1">(f)</text:span></text:p>
          </draw:text-box>
        </draw:frame>
        <draw:frame draw:style-name="gr6" draw:text-style-name="P2" draw:layer="layout" svg:width="1.397cm" svg:height="0.989cm" svg:x="13.065cm" svg:y="18.803cm">
          <draw:text-box>
            <text:p><text:span text:style-name="T1">(g)</text:span></text:p>
          </draw:text-box>
        </draw:frame>
        <draw:frame draw:style-name="gr5" draw:text-style-name="P2" draw:layer="layout" svg:width="1.397cm" svg:height="0.954cm" svg:x="17.837cm" svg:y="18.803cm">
          <draw:text-box>
            <text:p><text:span text:style-name="T1">(h)</text:span></text:p>
          </draw:text-box>
        </draw:frame>
        <draw:line draw:style-name="gr7" draw:text-style-name="P1" draw:layer="layout" svg:x1="2.071cm" svg:y1="12.3cm" svg:x2="5.471cm" svg:y2="12.3cm">
          <text:p/>
        </draw:line>
        <draw:line draw:style-name="gr7" draw:text-style-name="P1" draw:layer="layout" svg:x1="2.197cm" svg:y1="13.9cm" svg:x2="5.597cm" svg:y2="13.9cm">
          <text:p/>
        </draw:line>
        <draw:line draw:style-name="gr8" draw:text-style-name="P1" draw:layer="layout" svg:x1="2.197cm" svg:y1="12.3cm" svg:x2="3.205cm" svg:y2="13.9cm">
          <text:p/>
        </draw:line>
        <draw:line draw:style-name="gr9" draw:text-style-name="P1" draw:layer="layout" svg:x1="5.04cm" svg:y1="12.3cm" svg:x2="4.284cm" svg:y2="13.9cm">
          <text:p/>
        </draw:line>
        <draw:g>
          <svg:title>TexMaths</svg:title>
          <svg:desc>14§display§\quad \mathbf{u}^P§svg§600§FALSE§</svg:desc>
          <draw:polygon draw:style-name="gr10" draw:text-style-name="P3" draw:layer="layout" svg:width="0.616cm" svg:height="0.438cm" svg:x="2.042cm" svg:y="13.193cm" svg:viewBox="0 0 617 439" draw:points="308,439 0,439 0,0 617,0 617,439">
            <text:p/>
          </draw:polygon>
          <draw:path draw:style-name="gr11" draw:text-style-name="P4" draw:layer="layout" svg:width="0.28cm" svg:height="0.224cm" svg:x="2.064cm" svg:y="13.409cm" svg:viewBox="0 0 281 225" svg:d="M194 187v38l87-3v-22c-31 0-33 0-33-20v-180l-91 4v23c30 0 35 0 35 19v95c0 41-26 67-62 67-38 0-39-12-39-39v-169l-91 4v23c31 0 34 0 34 19v116c0 52 40 63 89 63 13 0 49 0 71-38z">
            <text:p/>
          </draw:path>
          <draw:path draw:style-name="gr11" draw:text-style-name="P4" draw:layer="layout" svg:width="0.263cm" svg:height="0.235cm" svg:x="2.379cm" svg:y="13.192cm" svg:viewBox="0 0 264 236" svg:d="M94 129h63c57 0 107-37 107-74 0-30-29-55-75-55h-122c-7 0-11 0-11 7 0 6 4 6 11 6 6 0 7 0 14 0 7 1 7 1 7 5 0 0 0 3-1 7l-46 183c-3 13-3 16-31 16-6 0-10 0-10 8 0 0 0 4 6 4 9 0 35-1 44-1 6 0 19 0 24 0 7 1 16 1 23 1 1 0 7 0 7-7 0-5-5-5-12-5 0 0-7 0-12 0-9-2-9-3-9-6 0 0 0-3 2-8zM119 24c3-10 3-11 17-11h40c32 0 52 9 52 33 0 11-3 39-21 55-13 11-32 16-57 16h-55z">
            <text:p/>
          </draw:path>
        </draw:g>
        <draw:line draw:style-name="gr12" draw:text-style-name="P1" draw:layer="layout" svg:x1="3.606cm" svg:y1="13.9cm" svg:x2="2.598cm" svg:y2="12.3cm">
          <text:p/>
        </draw:line>
        <draw:g>
          <svg:title>TexMaths</svg:title>
          <svg:desc>12§display§\boldsymbol{ \hat\psi}^P§svg§600§FALSE§</svg:desc>
          <draw:polygon draw:style-name="gr10" draw:text-style-name="P3" draw:layer="layout" svg:width="0.595cm" svg:height="0.577cm" svg:x="3.221cm" svg:y="12.472cm" svg:viewBox="0 0 596 578" draw:points="297,578 0,578 0,0 596,0 596,578">
            <text:p/>
          </draw:polygon>
          <draw:polygon draw:style-name="gr11" draw:text-style-name="P4" draw:layer="layout" svg:width="0.132cm" svg:height="0.07cm" svg:x="3.376cm" svg:y="12.569cm" svg:viewBox="0 0 133 71" draw:points="67,0 0,54 12,71 67,35 121,71 133,54">
            <text:p/>
          </draw:polygon>
          <draw:path draw:style-name="gr11" draw:text-style-name="P4" draw:layer="layout" svg:width="0.295cm" svg:height="0.378cm" svg:x="3.234cm" svg:y="12.675cm" svg:viewBox="0 0 296 379" svg:d="M221 14c1-6 1-6 1-8 0-6-5-6-10-6-8 0-8 1-11 10l-67 271c-43-5-48-28-48-45 0-9 2-21 21-70 6-16 7-18 7-26 0-24-25-38-48-38-44 0-66 58-66 66 0 6 6 6 10 6 6 0 8 0 10-5 14-47 36-51 44-51 2 0 7 0 7 8 0 11-5 20-10 34-14 37-21 58-21 73 0 55 66 61 85 63 3 0 5 1 5 1 0 2-9 32-9 35-3 13-11 40-11 41 0 6 6 6 11 6 7 0 9 0 10-8l19-74c63 0 111-46 132-89 5-11 14-46 14-68 0-38-27-38-29-38-15 0-31 17-31 32 0 12 9 17 12 20 17 9 22 16 22 26 0 26-47 101-117 102z">
            <text:p/>
          </draw:path>
          <draw:path draw:style-name="gr11" draw:text-style-name="P4" draw:layer="layout" svg:width="0.226cm" svg:height="0.202cm" svg:x="3.577cm" svg:y="12.471cm" svg:viewBox="0 0 227 203" svg:d="M80 110h54c49 0 93-31 93-63 0-25-26-47-65-47h-104c-6 0-10 0-10 6 0 5 4 5 10 5 4 0 6 0 12 0 6 1 6 1 6 5 0 0 0 2-2 6l-39 157c-3 11-3 13-27 13-4 0-8 0-8 7 0 0 0 4 5 4 8 0 30-1 38-1 5 0 16 0 21 0 6 1 13 1 19 1 1 0 6 0 6-6 0-5-4-5-10-5 0 0-6 0-11 0-7-1-7-2-7-5 0 0 0-2 1-7zM102 20c2-8 2-9 14-9h35c28 0 44 8 44 29 0 9-2 33-18 46-10 10-27 15-49 15h-46z">
            <text:p/>
          </draw:path>
        </draw:g>
        <draw:line draw:style-name="gr7" draw:text-style-name="P1" draw:layer="layout" svg:x1="6.745cm" svg:y1="12.3cm" svg:x2="10.145cm" svg:y2="12.3cm">
          <text:p/>
        </draw:line>
        <draw:line draw:style-name="gr7" draw:text-style-name="P1" draw:layer="layout" svg:x1="6.871cm" svg:y1="13.9cm" svg:x2="10.271cm" svg:y2="13.9cm">
          <text:p/>
        </draw:line>
        <draw:line draw:style-name="gr8" draw:text-style-name="P1" draw:layer="layout" svg:x1="6.871cm" svg:y1="12.3cm" svg:x2="7.879cm" svg:y2="13.9cm">
          <text:p/>
        </draw:line>
        <draw:line draw:style-name="gr9" draw:text-style-name="P1" draw:layer="layout" svg:x1="9.714cm" svg:y1="12.3cm" svg:x2="8.958cm" svg:y2="13.9cm">
          <text:p/>
        </draw:line>
        <draw:g>
          <svg:title>TexMaths</svg:title>
          <svg:desc>14§display§\quad \mathbf{u}^P§svg§600§FALSE§</svg:desc>
          <draw:polygon draw:style-name="gr10" draw:text-style-name="P3" draw:layer="layout" svg:width="0.616cm" svg:height="0.438cm" svg:x="6.715cm" svg:y="13.193cm" svg:viewBox="0 0 617 439" draw:points="308,439 0,439 0,0 617,0 617,439">
            <text:p/>
          </draw:polygon>
          <draw:path draw:style-name="gr11" draw:text-style-name="P4" draw:layer="layout" svg:width="0.28cm" svg:height="0.224cm" svg:x="6.737cm" svg:y="13.409cm" svg:viewBox="0 0 281 225" svg:d="M194 187v38l87-3v-22c-31 0-33 0-33-20v-180l-91 4v23c30 0 35 0 35 19v95c0 41-26 67-62 67-38 0-39-12-39-39v-169l-91 4v23c31 0 34 0 34 19v116c0 52 40 63 89 63 13 0 49 0 71-38z">
            <text:p/>
          </draw:path>
          <draw:path draw:style-name="gr11" draw:text-style-name="P4" draw:layer="layout" svg:width="0.263cm" svg:height="0.235cm" svg:x="7.052cm" svg:y="13.192cm" svg:viewBox="0 0 264 236" svg:d="M94 129h63c57 0 107-37 107-74 0-30-29-55-75-55h-122c-7 0-11 0-11 7 0 6 4 6 11 6 6 0 7 0 14 0 7 1 7 1 7 5 0 0 0 3-1 7l-46 183c-3 13-3 16-31 16-6 0-10 0-10 8 0 0 0 4 6 4 9 0 35-1 44-1 6 0 19 0 24 0 7 1 16 1 23 1 1 0 7 0 7-7 0-5-5-5-12-5 0 0-7 0-12 0-9-2-9-3-9-6 0 0 0-3 2-8zM119 24c3-10 3-11 17-11h40c32 0 52 9 52 33 0 11-3 39-21 55-13 11-32 16-57 16h-55z">
            <text:p/>
          </draw:path>
        </draw:g>
        <draw:line draw:style-name="gr12" draw:text-style-name="P1" draw:layer="layout" svg:x1="8.28cm" svg:y1="13.9cm" svg:x2="7.272cm" svg:y2="12.3cm">
          <text:p/>
        </draw:line>
        <draw:g>
          <svg:title>TexMaths</svg:title>
          <svg:desc>12§display§\boldsymbol{ \hat\psi}^S§svg§600§FALSE§</svg:desc>
          <draw:polygon draw:style-name="gr10" draw:text-style-name="P3" draw:layer="layout" svg:width="0.558cm" svg:height="0.577cm" svg:x="7.896cm" svg:y="12.477cm" svg:viewBox="0 0 559 578" draw:points="280,578 0,578 0,0 559,0 559,578">
            <text:p/>
          </draw:polygon>
          <draw:polygon draw:style-name="gr11" draw:text-style-name="P4" draw:layer="layout" svg:width="0.132cm" svg:height="0.07cm" svg:x="8.051cm" svg:y="12.574cm" svg:viewBox="0 0 133 71" draw:points="67,0 0,54 12,71 67,35 121,71 133,54">
            <text:p/>
          </draw:polygon>
          <draw:path draw:style-name="gr11" draw:text-style-name="P4" draw:layer="layout" svg:width="0.295cm" svg:height="0.378cm" svg:x="7.909cm" svg:y="12.68cm" svg:viewBox="0 0 296 379" svg:d="M221 14c1-6 1-6 1-8 0-6-5-6-10-6-8 0-8 1-10 10l-68 271c-43-5-48-28-48-45 0-9 2-21 21-70 6-16 7-18 7-26 0-24-25-38-48-38-44 0-66 58-66 66 0 6 6 6 10 6 6 0 8 0 10-5 14-47 36-51 44-51 2 0 7 0 7 8 0 11-5 20-10 34-14 37-21 58-21 73 0 55 66 61 85 63 3 0 5 2 5 2 0 1-9 31-9 34-3 14-11 40-11 41 0 6 6 6 11 6 7 0 9 0 10-8l19-73c64 0 112-47 132-90 5-11 14-46 14-68 0-38-27-38-28-38-16 0-32 17-32 32 0 12 9 17 12 20 17 9 22 16 22 26 0 26-47 101-116 102z">
            <text:p/>
          </draw:path>
          <draw:path draw:style-name="gr11" draw:text-style-name="P4" draw:layer="layout" svg:width="0.187cm" svg:height="0.214cm" svg:x="8.253cm" svg:y="12.471cm" svg:viewBox="0 0 188 215" svg:d="M188 4c0-2-1-4-3-4-1 0-3 0-6 4l-15 18c-10-17-30-22-48-22-42 0-79 34-79 68 0 4 1 16 10 27 11 12 21 15 42 20 5 1 20 4 25 5 10 2 28 10 28 31 0 24-26 53-60 53-26 0-58-10-58-42 0-4 1-10 2-16 0-1 0-1 0-1 0-3-3-3-4-3-4 0-5 0-6 6l-15 58c-1 2-1 4-1 5s1 4 4 4c2 0 2 0 6-5 3-4 12-12 14-16 16 17 40 21 58 21 44 0 80-39 80-73 0-14-5-26-12-33-10-11-14-12-53-20-6-3-15-4-19-5-7-2-19-11-19-28 0-22 26-46 57-46 32 0 47 18 47 46 0 4-1 10-1 14 0 3 4 3 5 3 5 0 5-1 6-6z">
            <text:p/>
          </draw:path>
        </draw:g>
        <draw:line draw:style-name="gr7" draw:text-style-name="P1" draw:layer="layout" svg:x1="11.876cm" svg:y1="12.3cm" svg:x2="15.276cm" svg:y2="12.3cm">
          <text:p/>
        </draw:line>
        <draw:line draw:style-name="gr7" draw:text-style-name="P1" draw:layer="layout" svg:x1="12.002cm" svg:y1="13.9cm" svg:x2="15.402cm" svg:y2="13.9cm">
          <text:p/>
        </draw:line>
        <draw:line draw:style-name="gr8" draw:text-style-name="P1" draw:layer="layout" svg:x1="12.002cm" svg:y1="12.3cm" svg:x2="13.01cm" svg:y2="13.9cm">
          <text:p/>
        </draw:line>
        <draw:line draw:style-name="gr9" draw:text-style-name="P1" draw:layer="layout" svg:x1="14.845cm" svg:y1="12.3cm" svg:x2="14.089cm" svg:y2="13.9cm">
          <text:p/>
        </draw:line>
        <draw:g>
          <svg:title>TexMaths</svg:title>
          <svg:desc>14§display§\quad \mathbf{u}^P§svg§600§FALSE§</svg:desc>
          <draw:polygon draw:style-name="gr10" draw:text-style-name="P3" draw:layer="layout" svg:width="0.616cm" svg:height="0.438cm" svg:x="11.847cm" svg:y="13.193cm" svg:viewBox="0 0 617 439" draw:points="308,439 0,439 0,0 617,0 617,439">
            <text:p/>
          </draw:polygon>
          <draw:path draw:style-name="gr11" draw:text-style-name="P4" draw:layer="layout" svg:width="0.28cm" svg:height="0.224cm" svg:x="11.869cm" svg:y="13.409cm" svg:viewBox="0 0 281 225" svg:d="M194 187v38l87-3v-22c-31 0-33 0-33-20v-180l-91 4v23c30 0 35 0 35 19v95c0 41-26 67-62 67-38 0-39-12-39-39v-169l-91 4v23c31 0 34 0 34 19v116c0 52 40 63 89 63 13 0 49 0 71-38z">
            <text:p/>
          </draw:path>
          <draw:path draw:style-name="gr11" draw:text-style-name="P4" draw:layer="layout" svg:width="0.263cm" svg:height="0.235cm" svg:x="12.184cm" svg:y="13.192cm" svg:viewBox="0 0 264 236" svg:d="M94 129h63c57 0 107-37 107-74 0-30-29-55-75-55h-122c-7 0-11 0-11 7 0 6 4 6 11 6 6 0 7 0 14 0 7 1 7 1 7 5 0 0 0 3-1 7l-46 183c-3 13-3 16-31 16-6 0-10 0-10 8 0 0 0 4 6 4 9 0 35-1 44-1 6 0 19 0 24 0 7 1 16 1 23 1 1 0 7 0 7-7 0-5-5-5-12-5 0 0-7 0-12 0-9-2-9-3-9-6 0 0 0-3 2-8zM119 24c3-10 3-11 17-11h40c32 0 52 9 52 33 0 11-3 39-21 55-13 11-32 16-57 16h-55z">
            <text:p/>
          </draw:path>
        </draw:g>
        <draw:line draw:style-name="gr12" draw:text-style-name="P1" draw:layer="layout" svg:x1="13.411cm" svg:y1="13.9cm" svg:x2="12.403cm" svg:y2="12.3cm">
          <text:p/>
        </draw:line>
        <draw:g>
          <svg:title>TexMaths</svg:title>
          <svg:desc>12§display§\boldsymbol{ \hat\psi}^P§svg§600§FALSE§</svg:desc>
          <draw:polygon draw:style-name="gr10" draw:text-style-name="P3" draw:layer="layout" svg:width="0.595cm" svg:height="0.577cm" svg:x="13.026cm" svg:y="12.472cm" svg:viewBox="0 0 596 578" draw:points="297,578 0,578 0,0 596,0 596,578">
            <text:p/>
          </draw:polygon>
          <draw:polygon draw:style-name="gr11" draw:text-style-name="P4" draw:layer="layout" svg:width="0.132cm" svg:height="0.07cm" svg:x="13.181cm" svg:y="12.569cm" svg:viewBox="0 0 133 71" draw:points="67,0 0,54 12,71 67,35 121,71 133,54">
            <text:p/>
          </draw:polygon>
          <draw:path draw:style-name="gr11" draw:text-style-name="P4" draw:layer="layout" svg:width="0.295cm" svg:height="0.378cm" svg:x="13.039cm" svg:y="12.675cm" svg:viewBox="0 0 296 379" svg:d="M221 14c1-6 1-6 1-8 0-6-5-6-10-6-8 0-8 1-11 10l-67 271c-43-5-48-28-48-45 0-9 2-21 21-70 6-16 7-18 7-26 0-24-25-38-48-38-44 0-66 58-66 66 0 6 6 6 10 6 6 0 8 0 10-5 14-47 36-51 44-51 2 0 7 0 7 8 0 11-5 20-10 34-14 37-21 58-21 73 0 55 66 61 85 63 3 0 5 1 5 1 0 2-9 32-9 35-3 13-11 40-11 41 0 6 6 6 11 6 7 0 9 0 10-8l19-74c63 0 111-46 132-89 5-11 14-46 14-68 0-38-27-38-29-38-15 0-31 17-31 32 0 12 9 17 12 20 17 9 22 16 22 26 0 26-47 101-117 102z">
            <text:p/>
          </draw:path>
          <draw:path draw:style-name="gr11" draw:text-style-name="P4" draw:layer="layout" svg:width="0.226cm" svg:height="0.202cm" svg:x="13.382cm" svg:y="12.471cm" svg:viewBox="0 0 227 203" svg:d="M80 110h54c49 0 93-31 93-63 0-25-26-47-65-47h-104c-6 0-10 0-10 6 0 5 4 5 10 5 4 0 6 0 12 0 6 1 6 1 6 5 0 0 0 2-2 6l-39 157c-3 11-3 13-27 13-4 0-8 0-8 7 0 0 0 4 5 4 8 0 30-1 38-1 5 0 16 0 21 0 6 1 13 1 19 1 1 0 6 0 6-6 0-5-4-5-10-5 0 0-6 0-11 0-7-1-7-2-7-5 0 0 0-2 1-7zM102 20c2-8 2-9 14-9h35c28 0 44 8 44 29 0 9-2 33-18 46-10 10-27 15-49 15h-46z">
            <text:p/>
          </draw:path>
        </draw:g>
        <draw:line draw:style-name="gr7" draw:text-style-name="P1" draw:layer="layout" svg:x1="16.549cm" svg:y1="12.3cm" svg:x2="19.949cm" svg:y2="12.3cm">
          <text:p/>
        </draw:line>
        <draw:line draw:style-name="gr7" draw:text-style-name="P1" draw:layer="layout" svg:x1="16.675cm" svg:y1="13.9cm" svg:x2="20.075cm" svg:y2="13.9cm">
          <text:p/>
        </draw:line>
        <draw:line draw:style-name="gr8" draw:text-style-name="P1" draw:layer="layout" svg:x1="16.675cm" svg:y1="12.3cm" svg:x2="17.683cm" svg:y2="13.9cm">
          <text:p/>
        </draw:line>
        <draw:line draw:style-name="gr9" draw:text-style-name="P1" draw:layer="layout" svg:x1="19.518cm" svg:y1="12.3cm" svg:x2="18.762cm" svg:y2="13.9cm">
          <text:p/>
        </draw:line>
        <draw:g>
          <svg:title>TexMaths</svg:title>
          <svg:desc>14§display§\quad \mathbf{u}^P§svg§600§FALSE§</svg:desc>
          <draw:polygon draw:style-name="gr10" draw:text-style-name="P3" draw:layer="layout" svg:width="0.616cm" svg:height="0.438cm" svg:x="16.52cm" svg:y="13.193cm" svg:viewBox="0 0 617 439" draw:points="308,439 0,439 0,0 617,0 617,439">
            <text:p/>
          </draw:polygon>
          <draw:path draw:style-name="gr11" draw:text-style-name="P4" draw:layer="layout" svg:width="0.28cm" svg:height="0.224cm" svg:x="16.542cm" svg:y="13.409cm" svg:viewBox="0 0 281 225" svg:d="M194 187v38l87-3v-22c-31 0-33 0-33-20v-180l-91 4v23c30 0 35 0 35 19v95c0 41-26 67-62 67-38 0-39-12-39-39v-169l-91 4v23c31 0 34 0 34 19v116c0 52 40 63 89 63 13 0 49 0 71-38z">
            <text:p/>
          </draw:path>
          <draw:path draw:style-name="gr11" draw:text-style-name="P4" draw:layer="layout" svg:width="0.263cm" svg:height="0.235cm" svg:x="16.857cm" svg:y="13.192cm" svg:viewBox="0 0 264 236" svg:d="M94 129h63c57 0 107-37 107-74 0-30-29-55-75-55h-122c-7 0-11 0-11 7 0 6 4 6 11 6 6 0 7 0 14 0 7 1 7 1 7 5 0 0 0 3-1 7l-46 183c-3 13-3 16-31 16-6 0-10 0-10 8 0 0 0 4 6 4 9 0 35-1 44-1 6 0 19 0 24 0 7 1 16 1 23 1 1 0 7 0 7-7 0-5-5-5-12-5 0 0-7 0-12 0-9-2-9-3-9-6 0 0 0-3 2-8zM119 24c3-10 3-11 17-11h40c32 0 52 9 52 33 0 11-3 39-21 55-13 11-32 16-57 16h-55z">
            <text:p/>
          </draw:path>
        </draw:g>
        <draw:line draw:style-name="gr12" draw:text-style-name="P1" draw:layer="layout" svg:x1="18.084cm" svg:y1="13.9cm" svg:x2="17.076cm" svg:y2="12.3cm">
          <text:p/>
        </draw:line>
        <draw:g>
          <svg:title>TexMaths</svg:title>
          <svg:desc>12§display§\boldsymbol {\hat\psi}^S§svg§600§FALSE§</svg:desc>
          <draw:polygon draw:style-name="gr10" draw:text-style-name="P3" draw:layer="layout" svg:width="0.558cm" svg:height="0.577cm" svg:x="17.7cm" svg:y="12.477cm" svg:viewBox="0 0 559 578" draw:points="280,578 0,578 0,0 559,0 559,578">
            <text:p/>
          </draw:polygon>
          <draw:polygon draw:style-name="gr11" draw:text-style-name="P4" draw:layer="layout" svg:width="0.132cm" svg:height="0.07cm" svg:x="17.855cm" svg:y="12.574cm" svg:viewBox="0 0 133 71" draw:points="67,0 0,54 12,71 67,35 121,71 133,54">
            <text:p/>
          </draw:polygon>
          <draw:path draw:style-name="gr11" draw:text-style-name="P4" draw:layer="layout" svg:width="0.295cm" svg:height="0.378cm" svg:x="17.713cm" svg:y="12.68cm" svg:viewBox="0 0 296 379" svg:d="M221 14c1-6 1-6 1-8 0-6-5-6-10-6-8 0-8 1-10 10l-68 271c-43-5-48-28-48-45 0-9 2-21 21-70 6-16 7-18 7-26 0-24-25-38-48-38-44 0-66 58-66 66 0 6 6 6 10 6 6 0 8 0 10-5 14-47 36-51 44-51 2 0 7 0 7 8 0 11-5 20-10 34-14 37-21 58-21 73 0 55 66 61 85 63 3 0 5 2 5 2 0 1-9 31-9 34-3 14-11 40-11 41 0 6 6 6 11 6 7 0 9 0 10-8l19-73c64 0 112-47 132-90 5-11 14-46 14-68 0-38-27-38-28-38-16 0-32 17-32 32 0 12 9 17 12 20 17 9 22 16 22 26 0 26-47 101-116 102z">
            <text:p/>
          </draw:path>
          <draw:path draw:style-name="gr11" draw:text-style-name="P4" draw:layer="layout" svg:width="0.187cm" svg:height="0.214cm" svg:x="18.057cm" svg:y="12.471cm" svg:viewBox="0 0 188 215" svg:d="M188 4c0-2-1-4-3-4-1 0-3 0-6 4l-15 18c-10-17-30-22-48-22-42 0-79 34-79 68 0 4 1 16 10 27 11 12 21 15 42 20 5 1 20 4 25 5 10 2 28 10 28 31 0 24-26 53-60 53-26 0-58-10-58-42 0-4 1-10 2-16 0-1 0-1 0-1 0-3-3-3-4-3-4 0-5 0-6 6l-15 58c-1 2-1 4-1 5s1 4 4 4c2 0 2 0 6-5 3-4 12-12 14-16 16 17 40 21 58 21 44 0 80-39 80-73 0-14-5-26-12-33-10-11-14-12-53-20-6-3-15-4-19-5-7-2-19-11-19-28 0-22 26-46 57-46 32 0 47 18 47 46 0 4-1 10-1 14 0 3 4 3 5 3 5 0 5-1 6-6z">
            <text:p/>
          </draw:path>
        </draw:g>
        <draw:frame draw:style-name="gr1" draw:text-style-name="P1" draw:layer="layout" svg:width="7.112cm" svg:height="3.454cm" svg:x="11.841cm" svg:y="1.229cm">
          <draw:image xlink:href="Pictures/10000201000004EA00000275953269231B0B4A0F.png" xlink:type="simple" xlink:show="embed" xlink:actuate="onLoad">
            <text:p/>
          </draw:image>
        </draw:frame>
        <draw:g>
          <svg:title>TexMaths</svg:title>
          <svg:desc>14§display§\boldsymbol{ \psi}§svg§600§FALSE§</svg:desc>
          <draw:polygon draw:style-name="gr10" draw:text-style-name="P3" draw:layer="layout" svg:width="0.39cm" svg:height="0.435cm" svg:x="4.851cm" svg:y="13.015cm" svg:viewBox="0 0 391 436" draw:points="196,436 0,436 0,0 391,0 391,436">
            <text:p/>
          </draw:polygon>
          <draw:path draw:style-name="gr11" draw:text-style-name="P4" draw:layer="layout" svg:width="0.345cm" svg:height="0.441cm" svg:x="4.866cm" svg:y="13.014cm" svg:viewBox="0 0 346 442" svg:d="M258 17c1-7 1-7 1-10 0-7-5-7-11-7-10 0-10 1-13 11l-78 316c-50-5-56-32-56-51 0-12 1-26 24-83 7-18 8-21 8-29 0-28-29-45-56-45-52 0-77 67-77 77 0 7 7 7 11 7 7 0 10 0 13-6 15-54 42-60 50-60 3 0 9 0 9 10 0 12-6 24-12 39-16 43-25 69-25 85 0 65 77 72 100 74 4 0 5 2 5 2 0 1-9 36-9 40-5 16-13 47-13 48 0 7 7 7 13 7 8 0 9 0 11-10l22-85c74 0 131-55 154-105 6-13 17-53 17-78 0-45-32-45-33-45-19 0-37 19-37 38 0 14 10 19 14 22 20 11 25 20 25 31 0 31-54 117-136 119z">
            <text:p/>
          </draw:path>
        </draw:g>
        <draw:g>
          <svg:title>TexMaths</svg:title>
          <svg:desc>14§display§\boldsymbol{ \psi}§svg§600§FALSE§</svg:desc>
          <draw:polygon draw:style-name="gr10" draw:text-style-name="P3" draw:layer="layout" svg:width="0.39cm" svg:height="0.435cm" svg:x="9.626cm" svg:y="13.005cm" svg:viewBox="0 0 391 436" draw:points="196,436 0,436 0,0 391,0 391,436">
            <text:p/>
          </draw:polygon>
          <draw:path draw:style-name="gr11" draw:text-style-name="P4" draw:layer="layout" svg:width="0.345cm" svg:height="0.441cm" svg:x="9.641cm" svg:y="13.004cm" svg:viewBox="0 0 346 442" svg:d="M258 17c1-7 1-7 1-10 0-7-5-7-11-7-10 0-10 1-13 11l-78 316c-50-5-56-32-56-51 0-12 1-26 24-83 7-18 8-21 8-29 0-28-29-45-56-45-52 0-77 67-77 77 0 7 7 7 11 7 7 0 10 0 13-6 15-54 42-60 50-60 3 0 9 0 9 10 0 12-6 24-12 39-16 43-25 69-25 85 0 65 77 72 100 74 4 0 5 2 5 2 0 1-9 36-9 40-5 16-13 47-13 48 0 7 7 7 13 7 8 0 9 0 11-10l22-85c74 0 131-55 154-105 6-13 17-53 17-78 0-45-32-45-33-45-19 0-37 19-37 38 0 14 10 19 14 22 20 11 25 20 25 31 0 31-54 117-136 119z">
            <text:p/>
          </draw:path>
        </draw:g>
        <draw:g>
          <svg:title>TexMaths</svg:title>
          <svg:desc>14§display§\boldsymbol{ \psi}§svg§600§FALSE§</svg:desc>
          <draw:polygon draw:style-name="gr10" draw:text-style-name="P3" draw:layer="layout" svg:width="0.39cm" svg:height="0.435cm" svg:x="14.706cm" svg:y="13.015cm" svg:viewBox="0 0 391 436" draw:points="196,436 0,436 0,0 391,0 391,436">
            <text:p/>
          </draw:polygon>
          <draw:path draw:style-name="gr11" draw:text-style-name="P4" draw:layer="layout" svg:width="0.345cm" svg:height="0.441cm" svg:x="14.721cm" svg:y="13.014cm" svg:viewBox="0 0 346 442" svg:d="M258 17c1-7 1-7 1-10 0-7-5-7-11-7-10 0-10 1-13 11l-78 316c-50-5-56-32-56-51 0-12 1-26 24-83 7-18 8-21 8-29 0-28-29-45-56-45-52 0-77 67-77 77 0 7 7 7 11 7 7 0 10 0 13-6 15-54 42-60 50-60 3 0 9 0 9 10 0 12-6 24-12 39-16 43-25 69-25 85 0 65 77 72 100 74 4 0 5 2 5 2 0 1-9 36-9 40-5 16-13 47-13 48 0 7 7 7 13 7 8 0 9 0 11-10l22-85c74 0 131-55 154-105 6-13 17-53 17-78 0-45-32-45-33-45-19 0-37 19-37 38 0 14 10 19 14 22 20 11 25 20 25 31 0 31-54 117-136 119z">
            <text:p/>
          </draw:path>
        </draw:g>
        <draw:g>
          <svg:title>TexMaths</svg:title>
          <svg:desc>14§display§\boldsymbol{ \psi}§svg§600§FALSE§</svg:desc>
          <draw:polygon draw:style-name="gr10" draw:text-style-name="P3" draw:layer="layout" svg:width="0.39cm" svg:height="0.435cm" svg:x="19.405cm" svg:y="13.015cm" svg:viewBox="0 0 391 436" draw:points="196,436 0,436 0,0 391,0 391,436">
            <text:p/>
          </draw:polygon>
          <draw:path draw:style-name="gr11" draw:text-style-name="P4" draw:layer="layout" svg:width="0.345cm" svg:height="0.441cm" svg:x="19.42cm" svg:y="13.014cm" svg:viewBox="0 0 346 442" svg:d="M258 17c1-7 1-7 1-10 0-7-5-7-11-7-10 0-10 1-13 11l-78 316c-50-5-56-32-56-51 0-12 1-26 24-83 7-18 8-21 8-29 0-28-29-45-56-45-52 0-77 67-77 77 0 7 7 7 11 7 7 0 10 0 13-6 15-54 42-60 50-60 3 0 9 0 9 10 0 12-6 24-12 39-16 43-25 69-25 85 0 65 77 72 100 74 4 0 5 2 5 2 0 1-9 36-9 40-5 16-13 47-13 48 0 7 7 7 13 7 8 0 9 0 11-10l22-85c74 0 131-55 154-105 6-13 17-53 17-78 0-45-32-45-33-45-19 0-37 19-37 38 0 14 10 19 14 22 20 11 25 20 25 31 0 31-54 117-136 119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ial Unicode MS" style:font-size-asian="24pt" style:language-asian="zh" style:country-asian="CN" style:font-name-complex="Arial Unicode M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0.8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angtf </meta:initial-creator>
    <meta:creation-date>2017-06-27T15:00:56.305029432</meta:creation-date>
    <dc:date>2017-07-06T13:05:29.127360169</dc:date>
    <dc:creator>wangtf </dc:creator>
    <meta:editing-duration>PT1H27M40S</meta:editing-duration>
    <meta:editing-cycles>14</meta:editing-cycles>
    <meta:generator>LibreOffice/5.0.6.2$Linux_X86_64 LibreOffice_project/00$Build-2</meta:generator>
    <meta:document-statistic meta:object-count="84"/>
  </office:meta>
</office:document-meta>
</file>